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Noto Serif Lao" svg:font-family="'Noto Serif Lao'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5c0305"/>
    </style:style>
    <style:style style:name="P2" style:family="paragraph" style:parent-style-name="Text_20_body">
      <style:text-properties officeooo:paragraph-rsid="00615d9d"/>
    </style:style>
    <style:style style:name="P3" style:family="paragraph" style:parent-style-name="Title">
      <style:text-properties fo:font-size="36pt" fo:font-weight="normal" style:font-size-asian="36pt" style:font-weight-asian="normal" style:font-size-complex="36pt" style:font-weight-complex="normal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《楚辭・漁父》</text:p>
      <text:p text:style-name="Text_20_body"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既</text:ruby-base><text:ruby-text>kì</text:ruby-text></text:ruby> <text:ruby text:style-name="Ru1"><text:ruby-base>放</text:ruby-base><text:ruby-text>hòng</text:ruby-text></text:ruby> ， <text:ruby text:style-name="Ru1"><text:ruby-base>遊</text:ruby-base><text:ruby-text>iû</text:ruby-text></text:ruby> <text:ruby text:style-name="Ru1"><text:ruby-base>於</text:ruby-base><text:ruby-text>î</text:ruby-text></text:ruby> <text:ruby text:style-name="Ru1"><text:ruby-base>江</text:ruby-base><text:ruby-text>kang</text:ruby-text></text:ruby> <text:ruby text:style-name="Ru1"><text:ruby-base>潭</text:ruby-base><text:ruby-text>thâm</text:ruby-text></text:ruby> ， <text:ruby text:style-name="Ru1"><text:ruby-base>行</text:ruby-base><text:ruby-text>kiânn</text:ruby-text></text:ruby> <text:ruby text:style-name="Ru1"><text:ruby-base>吟</text:ruby-base><text:ruby-text>gîm</text:ruby-text></text:ruby> <text:ruby text:style-name="Ru1"><text:ruby-base>澤</text:ruby-base><text:ruby-text>ti̍k</text:ruby-text></text:ruby> <text:ruby text:style-name="Ru1"><text:ruby-base>畔</text:ruby-base><text:ruby-text>puān</text:ruby-text></text:ruby> ， <text:ruby text:style-name="Ru1"><text:ruby-base>顏</text:ruby-base><text:ruby-text>gân</text:ruby-text></text:ruby> <text:ruby text:style-name="Ru1"><text:ruby-base>色</text:ruby-base><text:ruby-text>si̍k</text:ruby-text></text:ruby> <text:ruby text:style-name="Ru1"><text:ruby-base>憔</text:ruby-base><text:ruby-text>tsiâu</text:ruby-text></text:ruby> <text:ruby text:style-name="Ru1"><text:ruby-base>悴</text:ruby-base><text:ruby-text>tshī</text:ruby-text></text:ruby> ， <text:ruby text:style-name="Ru1"><text:ruby-base>形</text:ruby-base><text:ruby-text>hîng</text:ruby-text></text:ruby> <text:ruby text:style-name="Ru1"><text:ruby-base>容</text:ruby-base><text:ruby-text>iông</text:ruby-text></text:ruby> <text:ruby text:style-name="Ru1"><text:ruby-base>枯</text:ruby-base><text:ruby-text>koo</text:ruby-text></text:ruby> <text:ruby text:style-name="Ru1"><text:ruby-base>槁</text:ruby-base><text:ruby-text>kó</text:ruby-text></text:ruby> 。</text:p>
      <text:p text:style-name="P2"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見</text:ruby-base><text:ruby-text>kiàn</text:ruby-text></text:ruby> <text:ruby text:style-name="Ru1"><text:ruby-base>而</text:ruby-base><text:ruby-text>jî</text:ruby-text></text:ruby> <text:ruby text:style-name="Ru1"><text:ruby-base>問</text:ruby-base><text:ruby-text>mn̄g</text:ruby-text></text:ruby> <text:ruby text:style-name="Ru1"><text:ruby-base>之</text:ruby-base><text:ruby-text>tsi</text:ruby-text></text:ruby> <text:ruby text:style-name="Ru1"><text:ruby-base>曰</text:ruby-base><text:ruby-text>ua̍t</text:ruby-text></text:ruby> ： 「 <text:ruby text:style-name="Ru1"><text:ruby-base>子</text:ruby-base><text:ruby-text>tsí</text:ruby-text></text:ruby> <text:ruby text:style-name="Ru1"><text:ruby-base>非</text:ruby-base><text:ruby-text>hui</text:ruby-text></text:ruby> <text:ruby text:style-name="Ru1"><text:ruby-base>三</text:ruby-base><text:ruby-text>sann</text:ruby-text></text:ruby> <text:ruby text:style-name="Ru1"><text:ruby-base>閭</text:ruby-base><text:ruby-text>lî</text:ruby-text></text:ruby> <text:ruby text:style-name="Ru1"><text:ruby-base>大</text:ruby-base><text:ruby-text>tuā</text:ruby-text></text:ruby> <text:ruby text:style-name="Ru1"><text:ruby-base>夫</text:ruby-base><text:ruby-text>hu</text:ruby-text></text:ruby> <text:ruby text:style-name="Ru1"><text:ruby-base>與</text:ruby-base><text:ruby-text>ú</text:ruby-text></text:ruby> ？ <text:ruby text:style-name="Ru1"><text:ruby-base>何</text:ruby-base><text:ruby-text>hô</text:ruby-text></text:ruby> <text:ruby text:style-name="Ru1"><text:ruby-base>故</text:ruby-base><text:ruby-text>kòo</text:ruby-text></text:ruby> <text:ruby text:style-name="Ru1"><text:ruby-base>至</text:ruby-base><text:ruby-text>tsì</text:ruby-text></text:ruby> <text:ruby text:style-name="Ru1"><text:ruby-base>於</text:ruby-base><text:ruby-text>î</text:ruby-text></text:ruby> <text:ruby text:style-name="Ru1"><text:ruby-base>斯</text:ruby-base><text:ruby-text>su</text:ruby-text></text:ruby> ？ 」 </text:p>
      <text:p text:style-name="Text_20_body"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曰</text:ruby-base><text:ruby-text>ua̍t</text:ruby-text></text:ruby> ： 「 <text:ruby text:style-name="Ru1"><text:ruby-base>舉</text:ruby-base><text:ruby-text>kí</text:ruby-text></text:ruby> <text:ruby text:style-name="Ru1"><text:ruby-base>世</text:ruby-base><text:ruby-text>sè</text:ruby-text></text:ruby> <text:ruby text:style-name="Ru1"><text:ruby-base>皆</text:ruby-base><text:ruby-text>kai</text:ruby-text></text:ruby> <text:ruby text:style-name="Ru1"><text:ruby-base>濁</text:ruby-base><text:ruby-text>tso̍k</text:ruby-text></text:ruby> <text:ruby text:style-name="Ru1"><text:ruby-base>我</text:ruby-base><text:ruby-text>ngóo</text:ruby-text></text:ruby> <text:ruby text:style-name="Ru1"><text:ruby-base>獨</text:ruby-base><text:ruby-text>to̍k</text:ruby-text></text:ruby> <text:ruby text:style-name="Ru1"><text:ruby-base>清</text:ruby-base><text:ruby-text>tshing</text:ruby-text></text:ruby> ， <text:ruby text:style-name="Ru1"><text:ruby-base>衆</text:ruby-base><text:ruby-text>tsiòng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醉</text:ruby-base><text:ruby-text>tsuì</text:ruby-text></text:ruby> <text:soft-page-break/><text:ruby text:style-name="Ru1"><text:ruby-base>我</text:ruby-base><text:ruby-text>ngóo</text:ruby-text></text:ruby> <text:ruby text:style-name="Ru1"><text:ruby-base>獨</text:ruby-base><text:ruby-text>to̍k</text:ruby-text></text:ruby> <text:ruby text:style-name="Ru1"><text:ruby-base>醒</text:ruby-base><text:ruby-text>síng</text:ruby-text></text:ruby>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見</text:ruby-base><text:ruby-text>kiàn</text:ruby-text></text:ruby> <text:ruby text:style-name="Ru1"><text:ruby-base>放</text:ruby-base><text:ruby-text>hòng</text:ruby-text></text:ruby> 。 」</text:p>
      <text:p text:style-name="P1"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曰</text:ruby-base><text:ruby-text>ua̍t</text:ruby-text></text:ruby> ： 「 <text:ruby text:style-name="Ru1"><text:ruby-base>聖</text:ruby-base><text:ruby-text>sìng</text:ruby-text></text:ruby> <text:ruby text:style-name="Ru1"><text:ruby-base>人</text:ruby-base><text:ruby-text>jîn</text:ruby-text></text:ruby> <text:ruby text:style-name="Ru1"><text:ruby-base>不</text:ruby-base><text:ruby-text>put</text:ruby-text></text:ruby> <text:ruby text:style-name="Ru1"><text:ruby-base>凝</text:ruby-base><text:ruby-text>gîng</text:ruby-text></text:ruby> <text:ruby text:style-name="Ru1"><text:ruby-base>滯</text:ruby-base><text:ruby-text>tī</text:ruby-text></text:ruby>󠇡 <text:ruby text:style-name="Ru1"><text:ruby-base>於</text:ruby-base><text:ruby-text>î</text:ruby-text></text:ruby> <text:ruby text:style-name="Ru1"><text:ruby-base>物</text:ruby-base><text:ruby-text>bu̍t</text:ruby-text></text:ruby> ， <text:ruby text:style-name="Ru1"><text:ruby-base>而</text:ruby-base><text:ruby-text>jî</text:ruby-text></text:ruby> <text:ruby text:style-name="Ru1"><text:ruby-base>能</text:ruby-base><text:ruby-text>lîng</text:ruby-text></text:ruby> <text:ruby text:style-name="Ru1"><text:ruby-base>與</text:ruby-base><text:ruby-text>ú</text:ruby-text></text:ruby> <text:ruby text:style-name="Ru1"><text:ruby-base>世</text:ruby-base><text:ruby-text>sè</text:ruby-text></text:ruby> <text:ruby text:style-name="Ru1"><text:ruby-base>推</text:ruby-base><text:ruby-text>thui</text:ruby-text></text:ruby> <text:ruby text:style-name="Ru1"><text:ruby-base>移</text:ruby-base><text:ruby-text>î</text:ruby-text></text:ruby> 。 <text:ruby text:style-name="Ru1"><text:ruby-base>世</text:ruby-base><text:ruby-text>sè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濁</text:ruby-base><text:ruby-text>tso̍k</text:ruby-text></text:ruby> ， <text:ruby text:style-name="Ru1"><text:ruby-base>何</text:ruby-base><text:ruby-text>hô</text:ruby-text></text:ruby> <text:ruby text:style-name="Ru1"><text:ruby-base>不</text:ruby-base><text:ruby-text>put</text:ruby-text></text:ruby> <text:ruby text:style-name="Ru1"><text:ruby-base>淈</text:ruby-base><text:ruby-text>khut</text:ruby-text></text:ruby> <text:ruby text:style-name="Ru1"><text:ruby-base>其</text:ruby-base><text:ruby-text>kî</text:ruby-text></text:ruby> <text:ruby text:style-name="Ru1"><text:ruby-base>泥</text:ruby-base><text:ruby-text>nî</text:ruby-text></text:ruby> <text:ruby text:style-name="Ru1"><text:ruby-base>而</text:ruby-base><text:ruby-text>jî</text:ruby-text></text:ruby> <text:ruby text:style-name="Ru1"><text:ruby-base>揚</text:ruby-base><text:ruby-text>iông</text:ruby-text></text:ruby> <text:ruby text:style-name="Ru1"><text:ruby-base>其</text:ruby-base><text:ruby-text>kî</text:ruby-text></text:ruby> <text:ruby text:style-name="Ru1"><text:ruby-base>波</text:ruby-base><text:ruby-text>pho</text:ruby-text></text:ruby> ？ <text:ruby text:style-name="Ru1"><text:ruby-base>衆</text:ruby-base><text:ruby-text>tsiông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醉</text:ruby-base><text:ruby-text>tsuì</text:ruby-text></text:ruby> ， <text:ruby text:style-name="Ru1"><text:ruby-base>何</text:ruby-base><text:ruby-text>hô</text:ruby-text></text:ruby> <text:ruby text:style-name="Ru1"><text:ruby-base>不</text:ruby-base><text:ruby-text>put</text:ruby-text></text:ruby> <text:ruby text:style-name="Ru1"><text:ruby-base>哺</text:ruby-base><text:ruby-text>pōo</text:ruby-text></text:ruby> <text:ruby text:style-name="Ru1"><text:ruby-base>其</text:ruby-base><text:ruby-text>kî</text:ruby-text></text:ruby> <text:ruby text:style-name="Ru1"><text:ruby-base>糟</text:ruby-base><text:ruby-text>tsau</text:ruby-text></text:ruby> <text:ruby text:style-name="Ru1"><text:ruby-base>而</text:ruby-base><text:ruby-text>jî</text:ruby-text></text:ruby> <text:ruby text:style-name="Ru1"><text:ruby-base>歠</text:ruby-base><text:ruby-text>tshuat</text:ruby-text></text:ruby> <text:ruby text:style-name="Ru1"><text:ruby-base>其</text:ruby-base><text:ruby-text>kî</text:ruby-text></text:ruby> <text:ruby text:style-name="Ru1"><text:ruby-base>醨</text:ruby-base><text:ruby-text>lî</text:ruby-text></text:ruby> ？ <text:ruby text:style-name="Ru1"><text:ruby-base>何</text:ruby-base><text:ruby-text>hô</text:ruby-text></text:ruby> <text:ruby text:style-name="Ru1"><text:ruby-base>故</text:ruby-base><text:ruby-text>kòo</text:ruby-text></text:ruby> <text:ruby text:style-name="Ru1"><text:ruby-base>深</text:ruby-base><text:ruby-text>tshim</text:ruby-text></text:ruby> <text:ruby text:style-name="Ru1"><text:ruby-base>思</text:ruby-base><text:ruby-text>su</text:ruby-text></text:ruby> <text:ruby text:style-name="Ru1"><text:ruby-base>高</text:ruby-base><text:ruby-text>ko</text:ruby-text></text:ruby> <text:ruby text:style-name="Ru1"><text:ruby-base>舉</text:ruby-base><text:ruby-text>kí</text:ruby-text></text:ruby> ， <text:ruby text:style-name="Ru1"><text:ruby-base>自</text:ruby-base><text:ruby-text>tsū</text:ruby-text></text:ruby> <text:ruby text:style-name="Ru1"><text:ruby-base>令</text:ruby-base><text:ruby-text>līng</text:ruby-text></text:ruby> <text:ruby text:style-name="Ru1"><text:ruby-base>放</text:ruby-base><text:ruby-text>hòng</text:ruby-text></text:ruby> <text:ruby text:style-name="Ru1"><text:ruby-base>爲</text:ruby-base><text:ruby-text>uî</text:ruby-text></text:ruby> ？ 」 </text:p>
      <text:p text:style-name="Text_20_body"><text:soft-page-break/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曰</text:ruby-base><text:ruby-text>ua̍t</text:ruby-text></text:ruby> ： 「 <text:ruby text:style-name="Ru1"><text:ruby-base>吾</text:ruby-base><text:ruby-text>ngôo</text:ruby-text></text:ruby> <text:ruby text:style-name="Ru1"><text:ruby-base>聞</text:ruby-base><text:ruby-text>bûn</text:ruby-text></text:ruby> <text:ruby text:style-name="Ru1"><text:ruby-base>之</text:ruby-base><text:ruby-text>tsi</text:ruby-text></text:ruby> ， <text:ruby text:style-name="Ru1"><text:ruby-base>新</text:ruby-base><text:ruby-text>sin</text:ruby-text></text:ruby> <text:ruby text:style-name="Ru1"><text:ruby-base>沐</text:ruby-base><text:ruby-text>to̍k</text:ruby-text></text:ruby> <text:ruby text:style-name="Ru1"><text:ruby-base>者</text:ruby-base><text:ruby-text>tsiá</text:ruby-text></text:ruby> <text:ruby text:style-name="Ru1"><text:ruby-base>必</text:ruby-base><text:ruby-text>pit</text:ruby-text></text:ruby> <text:ruby text:style-name="Ru1"><text:ruby-base>彈</text:ruby-base><text:ruby-text>tân</text:ruby-text></text:ruby> <text:ruby text:style-name="Ru1"><text:ruby-base>冠</text:ruby-base><text:ruby-text>kuàn</text:ruby-text></text:ruby> ， <text:ruby text:style-name="Ru1"><text:ruby-base>新</text:ruby-base><text:ruby-text>sin</text:ruby-text></text:ruby> <text:ruby text:style-name="Ru1"><text:ruby-base>浴</text:ruby-base><text:ruby-text>io̍k</text:ruby-text></text:ruby> <text:ruby text:style-name="Ru1"><text:ruby-base>者</text:ruby-base><text:ruby-text>tsiá</text:ruby-text></text:ruby> <text:ruby text:style-name="Ru1"><text:ruby-base>必</text:ruby-base><text:ruby-text>pit</text:ruby-text></text:ruby> <text:ruby text:style-name="Ru1"><text:ruby-base>振</text:ruby-base><text:ruby-text>tsín</text:ruby-text></text:ruby> <text:ruby text:style-name="Ru1"><text:ruby-base>衣</text:ruby-base><text:ruby-text>i</text:ruby-text></text:ruby> ； <text:ruby text:style-name="Ru1"><text:ruby-base>安</text:ruby-base><text:ruby-text>an</text:ruby-text></text:ruby> <text:ruby text:style-name="Ru1"><text:ruby-base>能</text:ruby-base><text:ruby-text>lîng</text:ruby-text></text:ruby> <text:ruby text:style-name="Ru1"><text:ruby-base>以</text:ruby-base><text:ruby-text>í</text:ruby-text></text:ruby> <text:ruby text:style-name="Ru1"><text:ruby-base>身</text:ruby-base><text:ruby-text>sing</text:ruby-text></text:ruby> <text:ruby text:style-name="Ru1"><text:ruby-base>之</text:ruby-base><text:ruby-text>tsi</text:ruby-text></text:ruby> <text:ruby text:style-name="Ru1"><text:ruby-base>察</text:ruby-base><text:ruby-text>tshat</text:ruby-text></text:ruby> <text:ruby text:style-name="Ru1"><text:ruby-base>察</text:ruby-base><text:ruby-text>tshat</text:ruby-text></text:ruby> ， <text:ruby text:style-name="Ru1"><text:ruby-base>受</text:ruby-base><text:ruby-text>siū</text:ruby-text></text:ruby> <text:ruby text:style-name="Ru1"><text:ruby-base>物</text:ruby-base><text:ruby-text>bu̍t</text:ruby-text></text:ruby> <text:ruby text:style-name="Ru1"><text:ruby-base>之</text:ruby-base><text:ruby-text>tsi</text:ruby-text></text:ruby> <text:ruby text:style-name="Ru1"><text:ruby-base>汶</text:ruby-base><text:ruby-text>bûn</text:ruby-text></text:ruby> <text:ruby text:style-name="Ru1"><text:ruby-base>汶</text:ruby-base><text:ruby-text>bûn</text:ruby-text></text:ruby> <text:ruby text:style-name="Ru1"><text:ruby-base>者</text:ruby-base><text:ruby-text>tsiá</text:ruby-text></text:ruby> <text:ruby text:style-name="Ru1"><text:ruby-base>乎</text:ruby-base><text:ruby-text>honnh</text:ruby-text></text:ruby> ？ <text:ruby text:style-name="Ru1"><text:ruby-base>寧</text:ruby-base><text:ruby-text>lîng</text:ruby-text></text:ruby> <text:ruby text:style-name="Ru1"><text:ruby-base>赴</text:ruby-base><text:ruby-text>hù</text:ruby-text></text:ruby> <text:ruby text:style-name="Ru1"><text:ruby-base>湘</text:ruby-base><text:ruby-text>xiong</text:ruby-text></text:ruby> <text:ruby text:style-name="Ru1"><text:ruby-base>流</text:ruby-base><text:ruby-text>liû</text:ruby-text></text:ruby> ， <text:ruby text:style-name="Ru1"><text:ruby-base>葬</text:ruby-base><text:ruby-text>tsòng</text:ruby-text></text:ruby> <text:ruby text:style-name="Ru1"><text:ruby-base>於</text:ruby-base><text:ruby-text>î</text:ruby-text></text:ruby> <text:ruby text:style-name="Ru1"><text:ruby-base>江</text:ruby-base><text:ruby-text>káng</text:ruby-text></text:ruby> <text:ruby text:style-name="Ru1"><text:ruby-base>魚</text:ruby-base><text:ruby-text>gû</text:ruby-text></text:ruby> <text:ruby text:style-name="Ru1"><text:ruby-base>之</text:ruby-base><text:ruby-text>tsi</text:ruby-text></text:ruby> <text:ruby text:style-name="Ru1"><text:ruby-base>腹</text:ruby-base><text:ruby-text>hok</text:ruby-text></text:ruby> <text:ruby text:style-name="Ru1"><text:ruby-base>中</text:ruby-base><text:ruby-text>tiòng</text:ruby-text></text:ruby> 。 <text:ruby text:style-name="Ru1"><text:ruby-base>安</text:ruby-base><text:ruby-text>an</text:ruby-text></text:ruby> <text:ruby text:style-name="Ru1"><text:ruby-base>能</text:ruby-base><text:ruby-text>lîng</text:ruby-text></text:ruby> <text:ruby text:style-name="Ru1"><text:ruby-base>以</text:ruby-base><text:ruby-text>í</text:ruby-text></text:ruby> <text:ruby text:style-name="Ru1"><text:ruby-base>皓</text:ruby-base><text:ruby-text>hōo</text:ruby-text></text:ruby> <text:ruby text:style-name="Ru1"><text:ruby-base>皓</text:ruby-base><text:ruby-text>hōo</text:ruby-text></text:ruby> <text:ruby text:style-name="Ru1"><text:ruby-base>之</text:ruby-base><text:ruby-text>tsi</text:ruby-text></text:ruby> <text:ruby text:style-name="Ru1"><text:ruby-base>白</text:ruby-base><text:ruby-text>pi̍k</text:ruby-text></text:ruby> ， <text:ruby text:style-name="Ru1"><text:ruby-base>而</text:ruby-base><text:ruby-text>jì</text:ruby-text></text:ruby> <text:ruby text:style-name="Ru1"><text:ruby-base>蒙</text:ruby-base><text:ruby-text>bông</text:ruby-text></text:ruby> <text:ruby text:style-name="Ru1"><text:ruby-base>世</text:ruby-base><text:ruby-text>sè</text:ruby-text></text:ruby> <text:ruby text:style-name="Ru1"><text:ruby-base>俗</text:ruby-base><text:ruby-text>sio̍k</text:ruby-text></text:ruby> <text:ruby text:style-name="Ru1"><text:ruby-base>之</text:ruby-base><text:ruby-text>tsi</text:ruby-text></text:ruby> <text:ruby text:style-name="Ru1"><text:ruby-base>塵</text:ruby-base><text:ruby-text>tîn</text:ruby-text></text:ruby> <text:ruby text:style-name="Ru1"><text:ruby-base>埃</text:ruby-base><text:ruby-text>ai</text:ruby-text></text:ruby> <text:ruby text:style-name="Ru1"><text:ruby-base>乎</text:ruby-base><text:ruby-text>honnh</text:ruby-text></text:ruby> ? 」 </text:p>
      <text:p text:style-name="Text_20_body"/>
      <text:p text:style-name="Text_20_body"><text:soft-page-break/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莞</text:ruby-base><text:ruby-text>uán</text:ruby-text></text:ruby> <text:ruby text:style-name="Ru1"><text:ruby-base>爾</text:ruby-base><text:ruby-text>ní</text:ruby-text></text:ruby> <text:ruby text:style-name="Ru1"><text:ruby-base>而</text:ruby-base><text:ruby-text>jî</text:ruby-text></text:ruby> <text:ruby text:style-name="Ru1"><text:ruby-base>笑</text:ruby-base><text:ruby-text>tshiàu</text:ruby-text></text:ruby> ， <text:ruby text:style-name="Ru1"><text:ruby-base>鼓</text:ruby-base><text:ruby-text>kóo</text:ruby-text></text:ruby> <text:ruby text:style-name="Ru1"><text:ruby-base>枻</text:ruby-base><text:ruby-text>è</text:ruby-text></text:ruby> <text:ruby text:style-name="Ru1"><text:ruby-base>而</text:ruby-base><text:ruby-text>jî</text:ruby-text></text:ruby> <text:ruby text:style-name="Ru1"><text:ruby-base>去</text:ruby-base><text:ruby-text>khì</text:ruby-text></text:ruby> ， <text:ruby text:style-name="Ru1"><text:ruby-base>乃</text:ruby-base><text:ruby-text>nái</text:ruby-text></text:ruby> <text:ruby text:style-name="Ru1"><text:ruby-base>歌</text:ruby-base><text:ruby-text>ko</text:ruby-text></text:ruby> <text:ruby text:style-name="Ru1"><text:ruby-base>曰</text:ruby-base><text:ruby-text>ua̍t</text:ruby-text></text:ruby> ： 「 <text:ruby text:style-name="Ru1"><text:ruby-base>滄</text:ruby-base><text:ruby-text>tshong</text:ruby-text></text:ruby> <text:ruby text:style-name="Ru1"><text:ruby-base>浪</text:ruby-base><text:ruby-text>lōng</text:ruby-text></text:ruby> <text:ruby text:style-name="Ru1"><text:ruby-base>之</text:ruby-base><text:ruby-text>tsi</text:ruby-text></text:ruby> <text:ruby text:style-name="Ru1"><text:ruby-base>水</text:ruby-base><text:ruby-text>suí</text:ruby-text></text:ruby> <text:ruby text:style-name="Ru1"><text:ruby-base>清</text:ruby-base><text:ruby-text>tshing</text:ruby-text></text:ruby> <text:ruby text:style-name="Ru1"><text:ruby-base>兮</text:ruby-base><text:ruby-text>hê</text:ruby-text></text:ruby> ， <text:ruby text:style-name="Ru1"><text:ruby-base>可</text:ruby-base><text:ruby-text>khó</text:ruby-text></text:ruby> <text:ruby text:style-name="Ru1"><text:ruby-base>以</text:ruby-base><text:ruby-text>í</text:ruby-text></text:ruby> <text:ruby text:style-name="Ru1"><text:ruby-base>濯</text:ruby-base><text:ruby-text>tso̍k</text:ruby-text></text:ruby> <text:ruby text:style-name="Ru1"><text:ruby-base>吾</text:ruby-base><text:ruby-text>ngôo</text:ruby-text></text:ruby> <text:ruby text:style-name="Ru1"><text:ruby-base>纓</text:ruby-base><text:ruby-text>ing</text:ruby-text></text:ruby> ； <text:ruby text:style-name="Ru1"><text:ruby-base>滄</text:ruby-base><text:ruby-text>tshong</text:ruby-text></text:ruby> <text:ruby text:style-name="Ru1"><text:ruby-base>浪</text:ruby-base><text:ruby-text>lōng</text:ruby-text></text:ruby> <text:ruby text:style-name="Ru1"><text:ruby-base>之</text:ruby-base><text:ruby-text>tsi</text:ruby-text></text:ruby> <text:ruby text:style-name="Ru1"><text:ruby-base>水</text:ruby-base><text:ruby-text>suí</text:ruby-text></text:ruby> <text:ruby text:style-name="Ru1"><text:ruby-base>濁</text:ruby-base><text:ruby-text>tso̍k</text:ruby-text></text:ruby> <text:ruby text:style-name="Ru1"><text:ruby-base>兮</text:ruby-base><text:ruby-text>hē</text:ruby-text></text:ruby> ， <text:ruby text:style-name="Ru1"><text:ruby-base>可</text:ruby-base><text:ruby-text>khó</text:ruby-text></text:ruby> <text:ruby text:style-name="Ru1"><text:ruby-base>以</text:ruby-base><text:ruby-text>í</text:ruby-text></text:ruby> <text:ruby text:style-name="Ru1"><text:ruby-base>濯</text:ruby-base><text:ruby-text>tso̍k</text:ruby-text></text:ruby> <text:ruby text:style-name="Ru1"><text:ruby-base>吾</text:ruby-base><text:ruby-text>ngôo</text:ruby-text></text:ruby> <text:ruby text:style-name="Ru1"><text:ruby-base>足</text:ruby-base><text:ruby-text>tsiok</text:ruby-text></text:ruby> 。 」</text:p>
      <text:p text:style-name="Text_20_body"><text:ruby text:style-name="Ru1"><text:ruby-base>遂</text:ruby-base><text:ruby-text>suī</text:ruby-text></text:ruby> <text:ruby text:style-name="Ru1"><text:ruby-base>去</text:ruby-base><text:ruby-text>khù</text:ruby-text></text:ruby> ， <text:ruby text:style-name="Ru1"><text:ruby-base>不</text:ruby-base><text:ruby-text>put</text:ruby-text></text:ruby> <text:ruby text:style-name="Ru1"><text:ruby-base>復</text:ruby-base><text:ruby-text>ho̍k</text:ruby-text></text:ruby> <text:ruby text:style-name="Ru1"><text:ruby-base>與</text:ruby-base><text:ruby-text>ú</text:ruby-text></text:ruby> <text:ruby text:style-name="Ru1"><text:ruby-base>言</text:ruby-base><text:ruby-text>giân</text:ruby-text></text:ruby> 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Noto Serif Lao" svg:font-family="'Noto Serif Lao'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cm" fo:margin-bottom="0.3cm" style:contextual-spacing="false" fo:line-height="115%" style:register-true="true" style:page-number="auto"/>
      <style:text-properties style:font-name="Liberation Serif:dlig" fo:font-family="'Liberation Serif:dlig'" style:font-style-name="標準" style:font-family-generic="roman" style:font-pitch="variable" fo:font-size="48pt" fo:letter-spacing="0.847cm" style:letter-kerning="false" style:font-name-asian="翩翩體-繁" style:font-family-asian="翩翩體-繁" style:font-style-name-asian="標準" style:font-pitch-asian="variable" style:font-size-asian="48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15%" fo:text-align="start" style:justify-single-word="false" fo:orphans="0" fo:widows="0" style:register-true="false" style:page-number="auto" style:text-autospace="none"/>
      <style:text-properties fo:font-size="36pt" fo:letter-spacing="normal" style:font-name-asian="魏碑-繁" style:font-family-asian="魏碑-繁" style:font-style-name-asian="標準" style:font-pitch-asian="variable" style:font-size-asian="36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letter-spacing="normal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ff0000" loext:opacity="100%" style:font-name="PT Mono" fo:font-family="'PT Mono'" style:font-style-name="標準" style:font-pitch="fixed" fo:font-size="14pt" style:text-underline-style="none" style:letter-kerning="false" fo:background-color="transparent" style:font-name-asian="宋體-繁" style:font-family-asian="宋體-繁" style:font-style-name-asian="標準" style:font-pitch-asian="variable" style:font-size-asian="1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3H33M4S</meta:editing-duration>
    <meta:editing-cycles>26</meta:editing-cycles>
    <meta:generator>LibreOffice/7.2.5.2$MacOSX_X86_64 LibreOffice_project/499f9727c189e6ef3471021d6132d4c694f357e5</meta:generator>
    <dc:title>我的草稿</dc:title>
    <dc:date>2022-02-27T18:08:36.958314104</dc:date>
    <meta:document-statistic meta:table-count="0" meta:image-count="0" meta:object-count="0" meta:page-count="4" meta:paragraph-count="8" meta:word-count="269" meta:character-count="525" meta:non-whitespace-character-count="269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